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15.47pt" svg:height="255.09pt" svg:x="327.23pt" svg:y="56.83pt">
            <loext:p draw:notify-on-update-of-ranges="Sheet1.B5:Sheet1.B25 Sheet1.C4:Sheet1.C4 Sheet1.C5:Sheet1.C25 Sheet1.B5:Sheet1.B25 Sheet1.D4:Sheet1.D4 Sheet1.D5:Sheet1.D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noise_scale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t. 1</text:p>
          </table:table-cell>
          <table:table-cell office:value-type="string" calcext:value-type="string">
            <text:p>Expt. 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5]*[.C$2]+[.C$3]+RAND()*[.C$1]" office:value-type="float" office:value="5.52509459929829" calcext:value-type="float">
            <text:p>5.5250945993</text:p>
          </table:table-cell>
          <table:table-cell table:formula="of:=[.$B5]*[.D$2]+[.D$3]+RAND()*[.D$1]" office:value-type="float" office:value="5.82805658574242" calcext:value-type="float">
            <text:p>5.8280565857</text:p>
          </table:table-cell>
        </table:table-row>
        <table:table-row table:style-name="ro1">
          <table:table-cell/>
          <table:table-cell table:formula="of:=[.B5]+1" office:value-type="float" office:value="2" calcext:value-type="float">
            <text:p>2</text:p>
          </table:table-cell>
          <table:table-cell table:formula="of:=[.$B6]*[.C$2]+[.C$3]+RAND()*[.C$1]" office:value-type="float" office:value="4.69612234616631" calcext:value-type="float">
            <text:p>4.6961223462</text:p>
          </table:table-cell>
          <table:table-cell table:formula="of:=[.$B6]*[.D$2]+[.D$3]+RAND()*[.D$1]" office:value-type="float" office:value="6.63864055553088" calcext:value-type="float">
            <text:p>6.6386405555</text:p>
          </table:table-cell>
        </table:table-row>
        <table:table-row table:style-name="ro1">
          <table:table-cell/>
          <table:table-cell table:formula="of:=[.B6]+1" office:value-type="float" office:value="3" calcext:value-type="float">
            <text:p>3</text:p>
          </table:table-cell>
          <table:table-cell table:formula="of:=[.$B7]*[.C$2]+[.C$3]+RAND()*[.C$1]" office:value-type="float" office:value="5.04253802884561" calcext:value-type="float">
            <text:p>5.0425380288</text:p>
          </table:table-cell>
          <table:table-cell table:formula="of:=[.$B7]*[.D$2]+[.D$3]+RAND()*[.D$1]" office:value-type="float" office:value="6.75695327619455" calcext:value-type="float">
            <text:p>6.7569532762</text:p>
          </table:table-cell>
        </table:table-row>
        <table:table-row table:style-name="ro1">
          <table:table-cell/>
          <table:table-cell table:formula="of:=[.B7]+1" office:value-type="float" office:value="4" calcext:value-type="float">
            <text:p>4</text:p>
          </table:table-cell>
          <table:table-cell table:formula="of:=[.$B8]*[.C$2]+[.C$3]+RAND()*[.C$1]" office:value-type="float" office:value="5.06671202650376" calcext:value-type="float">
            <text:p>5.0667120265</text:p>
          </table:table-cell>
          <table:table-cell table:formula="of:=[.$B8]*[.D$2]+[.D$3]+RAND()*[.D$1]" office:value-type="float" office:value="7.00637620441634" calcext:value-type="float">
            <text:p>7.0063762044</text:p>
          </table:table-cell>
        </table:table-row>
        <table:table-row table:style-name="ro1">
          <table:table-cell/>
          <table:table-cell table:formula="of:=[.B8]+1" office:value-type="float" office:value="5" calcext:value-type="float">
            <text:p>5</text:p>
          </table:table-cell>
          <table:table-cell table:formula="of:=[.$B9]*[.C$2]+[.C$3]+RAND()*[.C$1]" office:value-type="float" office:value="5.15383786047223" calcext:value-type="float">
            <text:p>5.1538378605</text:p>
          </table:table-cell>
          <table:table-cell table:formula="of:=[.$B9]*[.D$2]+[.D$3]+RAND()*[.D$1]" office:value-type="float" office:value="6.50471679194033" calcext:value-type="float">
            <text:p>6.5047167919</text:p>
          </table:table-cell>
        </table:table-row>
        <table:table-row table:style-name="ro1">
          <table:table-cell/>
          <table:table-cell table:formula="of:=[.B9]+1" office:value-type="float" office:value="6" calcext:value-type="float">
            <text:p>6</text:p>
          </table:table-cell>
          <table:table-cell table:formula="of:=[.$B10]*[.C$2]+[.C$3]+RAND()*[.C$1]" office:value-type="float" office:value="6.3035038231458" calcext:value-type="float">
            <text:p>6.3035038231</text:p>
          </table:table-cell>
          <table:table-cell table:formula="of:=[.$B10]*[.D$2]+[.D$3]+RAND()*[.D$1]" office:value-type="float" office:value="7.7153016117714" calcext:value-type="float">
            <text:p>7.7153016118</text:p>
          </table:table-cell>
        </table:table-row>
        <table:table-row table:style-name="ro1">
          <table:table-cell/>
          <table:table-cell table:formula="of:=[.B10]+1" office:value-type="float" office:value="7" calcext:value-type="float">
            <text:p>7</text:p>
          </table:table-cell>
          <table:table-cell table:formula="of:=[.$B11]*[.C$2]+[.C$3]+RAND()*[.C$1]" office:value-type="float" office:value="5.73989382662977" calcext:value-type="float">
            <text:p>5.7398938266</text:p>
          </table:table-cell>
          <table:table-cell table:formula="of:=[.$B11]*[.D$2]+[.D$3]+RAND()*[.D$1]" office:value-type="float" office:value="7.29253317060307" calcext:value-type="float">
            <text:p>7.2925331706</text:p>
          </table:table-cell>
        </table:table-row>
        <table:table-row table:style-name="ro1">
          <table:table-cell/>
          <table:table-cell table:formula="of:=[.B11]+1" office:value-type="float" office:value="8" calcext:value-type="float">
            <text:p>8</text:p>
          </table:table-cell>
          <table:table-cell table:formula="of:=[.$B12]*[.C$2]+[.C$3]+RAND()*[.C$1]" office:value-type="float" office:value="5.68788383149515" calcext:value-type="float">
            <text:p>5.6878838315</text:p>
          </table:table-cell>
          <table:table-cell table:formula="of:=[.$B12]*[.D$2]+[.D$3]+RAND()*[.D$1]" office:value-type="float" office:value="9.09047047402844" calcext:value-type="float">
            <text:p>9.090470474</text:p>
          </table:table-cell>
        </table:table-row>
        <table:table-row table:style-name="ro1">
          <table:table-cell/>
          <table:table-cell table:formula="of:=[.B12]+1" office:value-type="float" office:value="9" calcext:value-type="float">
            <text:p>9</text:p>
          </table:table-cell>
          <table:table-cell table:formula="of:=[.$B13]*[.C$2]+[.C$3]+RAND()*[.C$1]" office:value-type="float" office:value="6.31965706058691" calcext:value-type="float">
            <text:p>6.3196570606</text:p>
          </table:table-cell>
          <table:table-cell table:formula="of:=[.$B13]*[.D$2]+[.D$3]+RAND()*[.D$1]" office:value-type="float" office:value="8.7690451185957" calcext:value-type="float">
            <text:p>8.7690451186</text:p>
          </table:table-cell>
        </table:table-row>
        <table:table-row table:style-name="ro1">
          <table:table-cell/>
          <table:table-cell table:formula="of:=[.B13]+1" office:value-type="float" office:value="10" calcext:value-type="float">
            <text:p>10</text:p>
          </table:table-cell>
          <table:table-cell table:formula="of:=[.$B14]*[.C$2]+[.C$3]+RAND()*[.C$1]" office:value-type="float" office:value="7.17813939877283" calcext:value-type="float">
            <text:p>7.1781393988</text:p>
          </table:table-cell>
          <table:table-cell table:formula="of:=[.$B14]*[.D$2]+[.D$3]+RAND()*[.D$1]" office:value-type="float" office:value="9.32513294911138" calcext:value-type="float">
            <text:p>9.3251329491</text:p>
          </table:table-cell>
        </table:table-row>
        <table:table-row table:style-name="ro1">
          <table:table-cell/>
          <table:table-cell table:formula="of:=[.B14]+1" office:value-type="float" office:value="11" calcext:value-type="float">
            <text:p>11</text:p>
          </table:table-cell>
          <table:table-cell table:formula="of:=[.$B15]*[.C$2]+[.C$3]+RAND()*[.C$1]" office:value-type="float" office:value="7.3312946196191" calcext:value-type="float">
            <text:p>7.3312946196</text:p>
          </table:table-cell>
          <table:table-cell table:formula="of:=[.$B15]*[.D$2]+[.D$3]+RAND()*[.D$1]" office:value-type="float" office:value="8.89416054318976" calcext:value-type="float">
            <text:p>8.8941605432</text:p>
          </table:table-cell>
        </table:table-row>
        <table:table-row table:style-name="ro1">
          <table:table-cell/>
          <table:table-cell table:formula="of:=[.B15]+1" office:value-type="float" office:value="12" calcext:value-type="float">
            <text:p>12</text:p>
          </table:table-cell>
          <table:table-cell table:formula="of:=[.$B16]*[.C$2]+[.C$3]+RAND()*[.C$1]" office:value-type="float" office:value="7.88526494795229" calcext:value-type="float">
            <text:p>7.885264948</text:p>
          </table:table-cell>
          <table:table-cell table:formula="of:=[.$B16]*[.D$2]+[.D$3]+RAND()*[.D$1]" office:value-type="float" office:value="10.5257264066528" calcext:value-type="float">
            <text:p>10.5257264067</text:p>
          </table:table-cell>
        </table:table-row>
        <table:table-row table:style-name="ro1">
          <table:table-cell/>
          <table:table-cell table:formula="of:=[.B16]+1" office:value-type="float" office:value="13" calcext:value-type="float">
            <text:p>13</text:p>
          </table:table-cell>
          <table:table-cell table:formula="of:=[.$B17]*[.C$2]+[.C$3]+RAND()*[.C$1]" office:value-type="float" office:value="7.28030487580946" calcext:value-type="float">
            <text:p>7.2803048758</text:p>
          </table:table-cell>
          <table:table-cell table:formula="of:=[.$B17]*[.D$2]+[.D$3]+RAND()*[.D$1]" office:value-type="float" office:value="9.33536545426256" calcext:value-type="float">
            <text:p>9.3353654543</text:p>
          </table:table-cell>
        </table:table-row>
        <table:table-row table:style-name="ro1">
          <table:table-cell/>
          <table:table-cell table:formula="of:=[.B17]+1" office:value-type="float" office:value="14" calcext:value-type="float">
            <text:p>14</text:p>
          </table:table-cell>
          <table:table-cell table:formula="of:=[.$B18]*[.C$2]+[.C$3]+RAND()*[.C$1]" office:value-type="float" office:value="7.9179492765336" calcext:value-type="float">
            <text:p>7.9179492765</text:p>
          </table:table-cell>
          <table:table-cell table:formula="of:=[.$B18]*[.D$2]+[.D$3]+RAND()*[.D$1]" office:value-type="float" office:value="11.0591624733018" calcext:value-type="float">
            <text:p>11.0591624733</text:p>
          </table:table-cell>
        </table:table-row>
        <table:table-row table:style-name="ro1">
          <table:table-cell/>
          <table:table-cell table:formula="of:=[.B18]+1" office:value-type="float" office:value="15" calcext:value-type="float">
            <text:p>15</text:p>
          </table:table-cell>
          <table:table-cell table:formula="of:=[.$B19]*[.C$2]+[.C$3]+RAND()*[.C$1]" office:value-type="float" office:value="7.6123535652552" calcext:value-type="float">
            <text:p>7.6123535653</text:p>
          </table:table-cell>
          <table:table-cell table:formula="of:=[.$B19]*[.D$2]+[.D$3]+RAND()*[.D$1]" office:value-type="float" office:value="11.1651945286987" calcext:value-type="float">
            <text:p>11.1651945287</text:p>
          </table:table-cell>
        </table:table-row>
        <table:table-row table:style-name="ro1">
          <table:table-cell/>
          <table:table-cell table:formula="of:=[.B19]+1" office:value-type="float" office:value="16" calcext:value-type="float">
            <text:p>16</text:p>
          </table:table-cell>
          <table:table-cell table:formula="of:=[.$B20]*[.C$2]+[.C$3]+RAND()*[.C$1]" office:value-type="float" office:value="7.8074594659989" calcext:value-type="float">
            <text:p>7.807459466</text:p>
          </table:table-cell>
          <table:table-cell table:formula="of:=[.$B20]*[.D$2]+[.D$3]+RAND()*[.D$1]" office:value-type="float" office:value="9.84320601414253" calcext:value-type="float">
            <text:p>9.8432060141</text:p>
          </table:table-cell>
        </table:table-row>
        <table:table-row table:style-name="ro1">
          <table:table-cell/>
          <table:table-cell table:formula="of:=[.B20]+1" office:value-type="float" office:value="17" calcext:value-type="float">
            <text:p>17</text:p>
          </table:table-cell>
          <table:table-cell table:formula="of:=[.$B21]*[.C$2]+[.C$3]+RAND()*[.C$1]" office:value-type="float" office:value="7.54883490360151" calcext:value-type="float">
            <text:p>7.5488349036</text:p>
          </table:table-cell>
          <table:table-cell table:formula="of:=[.$B21]*[.D$2]+[.D$3]+RAND()*[.D$1]" office:value-type="float" office:value="11.2250175800033" calcext:value-type="float">
            <text:p>11.22501758</text:p>
          </table:table-cell>
        </table:table-row>
        <table:table-row table:style-name="ro1">
          <table:table-cell/>
          <table:table-cell table:formula="of:=[.B21]+1" office:value-type="float" office:value="18" calcext:value-type="float">
            <text:p>18</text:p>
          </table:table-cell>
          <table:table-cell table:formula="of:=[.$B22]*[.C$2]+[.C$3]+RAND()*[.C$1]" office:value-type="float" office:value="8.72589569231917" calcext:value-type="float">
            <text:p>8.7258956923</text:p>
          </table:table-cell>
          <table:table-cell table:formula="of:=[.$B22]*[.D$2]+[.D$3]+RAND()*[.D$1]" office:value-type="float" office:value="11.5219520121397" calcext:value-type="float">
            <text:p>11.5219520121</text:p>
          </table:table-cell>
        </table:table-row>
        <table:table-row table:style-name="ro1">
          <table:table-cell/>
          <table:table-cell table:formula="of:=[.B22]+1" office:value-type="float" office:value="19" calcext:value-type="float">
            <text:p>19</text:p>
          </table:table-cell>
          <table:table-cell table:formula="of:=[.$B23]*[.C$2]+[.C$3]+RAND()*[.C$1]" office:value-type="float" office:value="9.28994498213097" calcext:value-type="float">
            <text:p>9.2899449821</text:p>
          </table:table-cell>
          <table:table-cell table:formula="of:=[.$B23]*[.D$2]+[.D$3]+RAND()*[.D$1]" office:value-type="float" office:value="11.2946355199006" calcext:value-type="float">
            <text:p>11.2946355199</text:p>
          </table:table-cell>
        </table:table-row>
        <table:table-row table:style-name="ro1">
          <table:table-cell/>
          <table:table-cell table:formula="of:=[.B23]+1" office:value-type="float" office:value="20" calcext:value-type="float">
            <text:p>20</text:p>
          </table:table-cell>
          <table:table-cell table:formula="of:=[.$B24]*[.C$2]+[.C$3]+RAND()*[.C$1]" office:value-type="float" office:value="9.05424880210802" calcext:value-type="float">
            <text:p>9.0542488021</text:p>
          </table:table-cell>
          <table:table-cell table:formula="of:=[.$B24]*[.D$2]+[.D$3]+RAND()*[.D$1]" office:value-type="float" office:value="11.2263041792195" calcext:value-type="float">
            <text:p>11.2263041792</text:p>
          </table:table-cell>
        </table:table-row>
        <table:table-row table:style-name="ro1">
          <table:table-cell/>
          <table:table-cell table:formula="of:=[.B24]+1" office:value-type="float" office:value="21" calcext:value-type="float">
            <text:p>21</text:p>
          </table:table-cell>
          <table:table-cell table:formula="of:=[.$B25]*[.C$2]+[.C$3]+RAND()*[.C$1]" office:value-type="float" office:value="8.46446076898088" calcext:value-type="float">
            <text:p>8.464460769</text:p>
          </table:table-cell>
          <table:table-cell table:formula="of:=[.$B25]*[.D$2]+[.D$3]+RAND()*[.D$1]" office:value-type="float" office:value="11.8825060735097" calcext:value-type="float">
            <text:p>11.88250607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6:41:45.976646350</meta:creation-date>
    <dc:date>2018-07-09T05:50:36.762921562</dc:date>
    <meta:editing-duration>P2DT12H48M7S</meta:editing-duration>
    <meta:editing-cycles>1</meta:editing-cycles>
    <meta:document-statistic meta:table-count="1" meta:cell-count="7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5" style:family="chart">
      <style:graphic-properties svg:stroke-width="0.051cm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8" style:family="chart">
      <style:text-properties fo: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>
      <style:text-properties fo:color="#ff420e"/>
    </style:style>
    <style:style style:name="ch12" style:family="chart">
      <style:graphic-properties draw:stroke="solid" svg:stroke-width="0.051cm" draw:fill="solid" draw:fill-color="#dddddd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58cm" svg:height="9cm" xlink:href=".." xlink:type="simple" chart:class="chart:scatter" chart:style-name="ch1">
        <chart:legend chart:legend-position="end" svg:x="10.959cm" svg:y="3.454cm" style:legend-expansion="high" chart:style-name="ch2"/>
        <chart:plot-area chart:style-name="ch3" table:cell-range-address="Sheet1.B5:Sheet1.D25 Sheet1.C4:Sheet1.D4" chart:data-source-has-labels="row" svg:x="0.293cm" svg:y="0.18cm" svg:width="10.373cm" svg:height="8.64cm">
          <chartooo:coordinate-region svg:x="0.729cm" svg:y="0.379cm" svg:width="9.56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C25" chart:label-cell-address="Sheet1.C4:Sheet1.C4" chart:class="chart:scatter">
            <chart:domain table:cell-range-address="Sheet1.B5:Sheet1.B25"/>
            <chart:regression-curve chart:style-name="ch7">
              <chart:equation chart:display-equation="true" chart:display-r-square="true" svg:x="1.217cm" svg:y="7.053cm" chart:style-name="ch8"/>
            </chart:regression-curve>
            <chart:data-point chart:repeated="21"/>
          </chart:series>
          <chart:series chart:style-name="ch9" chart:values-cell-range-address="Sheet1.D5:Sheet1.D25" chart:label-cell-address="Sheet1.D4:Sheet1.D4" chart:class="chart:scatter">
            <chart:regression-curve chart:style-name="ch10">
              <chart:equation chart:display-equation="true" chart:display-r-square="true" svg:x="1.216cm" svg:y="0.5cm" chart:style-name="ch11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pt. 1</text:p>
                <draw:g>
                  <svg:desc>Sheet1.C4:Sheet1.C4</svg:desc>
                </draw:g>
              </table:table-cell>
              <table:table-cell office:value-type="string">
                <text:p>Expt. 2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:Sheet1.B25</svg:desc>
                </draw:g>
              </table:table-cell>
              <table:table-cell office:value-type="float" office:value="5.52509459929829">
                <text:p>5.52509459929829</text:p>
                <draw:g>
                  <svg:desc>Sheet1.C5:Sheet1.C25</svg:desc>
                </draw:g>
              </table:table-cell>
              <table:table-cell office:value-type="float" office:value="5.82805658574242">
                <text:p>5.82805658574242</text:p>
                <draw:g>
                  <svg:desc>Sheet1.D5:Sheet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69612234616631">
                <text:p>4.69612234616631</text:p>
              </table:table-cell>
              <table:table-cell office:value-type="float" office:value="6.63864055553088">
                <text:p>6.63864055553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04253802884561">
                <text:p>5.04253802884561</text:p>
              </table:table-cell>
              <table:table-cell office:value-type="float" office:value="6.75695327619455">
                <text:p>6.75695327619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06671202650376">
                <text:p>5.06671202650376</text:p>
              </table:table-cell>
              <table:table-cell office:value-type="float" office:value="7.00637620441634">
                <text:p>7.00637620441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15383786047223">
                <text:p>5.15383786047223</text:p>
              </table:table-cell>
              <table:table-cell office:value-type="float" office:value="6.50471679194033">
                <text:p>6.50471679194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3035038231458">
                <text:p>6.3035038231458</text:p>
              </table:table-cell>
              <table:table-cell office:value-type="float" office:value="7.7153016117714">
                <text:p>7.7153016117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73989382662977">
                <text:p>5.73989382662977</text:p>
              </table:table-cell>
              <table:table-cell office:value-type="float" office:value="7.29253317060307">
                <text:p>7.292533170603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68788383149515">
                <text:p>5.68788383149515</text:p>
              </table:table-cell>
              <table:table-cell office:value-type="float" office:value="9.09047047402844">
                <text:p>9.09047047402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31965706058691">
                <text:p>6.31965706058691</text:p>
              </table:table-cell>
              <table:table-cell office:value-type="float" office:value="8.7690451185957">
                <text:p>8.76904511859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17813939877283">
                <text:p>7.17813939877283</text:p>
              </table:table-cell>
              <table:table-cell office:value-type="float" office:value="9.32513294911138">
                <text:p>9.32513294911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3312946196191">
                <text:p>7.3312946196191</text:p>
              </table:table-cell>
              <table:table-cell office:value-type="float" office:value="8.89416054318976">
                <text:p>8.89416054318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88526494795229">
                <text:p>7.88526494795229</text:p>
              </table:table-cell>
              <table:table-cell office:value-type="float" office:value="10.5257264066528">
                <text:p>10.5257264066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28030487580946">
                <text:p>7.28030487580946</text:p>
              </table:table-cell>
              <table:table-cell office:value-type="float" office:value="9.33536545426256">
                <text:p>9.33536545426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9179492765336">
                <text:p>7.9179492765336</text:p>
              </table:table-cell>
              <table:table-cell office:value-type="float" office:value="11.0591624733018">
                <text:p>11.0591624733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.6123535652552">
                <text:p>7.6123535652552</text:p>
              </table:table-cell>
              <table:table-cell office:value-type="float" office:value="11.1651945286987">
                <text:p>11.16519452869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.8074594659989">
                <text:p>7.8074594659989</text:p>
              </table:table-cell>
              <table:table-cell office:value-type="float" office:value="9.84320601414253">
                <text:p>9.843206014142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.54883490360151">
                <text:p>7.54883490360151</text:p>
              </table:table-cell>
              <table:table-cell office:value-type="float" office:value="11.2250175800033">
                <text:p>11.2250175800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72589569231917">
                <text:p>8.72589569231917</text:p>
              </table:table-cell>
              <table:table-cell office:value-type="float" office:value="11.5219520121397">
                <text:p>11.52195201213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28994498213097">
                <text:p>9.28994498213097</text:p>
              </table:table-cell>
              <table:table-cell office:value-type="float" office:value="11.2946355199006">
                <text:p>11.2946355199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05424880210802">
                <text:p>9.05424880210802</text:p>
              </table:table-cell>
              <table:table-cell office:value-type="float" office:value="11.2263041792195">
                <text:p>11.2263041792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46446076898088">
                <text:p>8.46446076898088</text:p>
              </table:table-cell>
              <table:table-cell office:value-type="float" office:value="11.8825060735097">
                <text:p>11.88250607350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